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902" officeooo:paragraph-rsid="00121902"/>
    </style:style>
    <style:style style:name="P2" style:family="paragraph" style:parent-style-name="Standard">
      <style:text-properties officeooo:paragraph-rsid="00121902"/>
    </style:style>
    <style:style style:name="P3" style:family="paragraph" style:parent-style-name="Standard">
      <style:text-properties fo:font-weight="bold" officeooo:rsid="00121902" officeooo:paragraph-rsid="00121902" style:font-weight-asian="bold" style:font-weight-complex="bold"/>
    </style:style>
    <style:style style:name="P4" style:family="paragraph" style:parent-style-name="Standard">
      <style:text-properties officeooo:rsid="0012c0c3" officeooo:paragraph-rsid="0012c0c3"/>
    </style:style>
    <style:style style:name="P5" style:family="paragraph" style:parent-style-name="Standard">
      <style:text-properties officeooo:rsid="00138089" officeooo:paragraph-rsid="00138089"/>
    </style:style>
    <style:style style:name="P6" style:family="paragraph" style:parent-style-name="Standard">
      <style:text-properties officeooo:rsid="0014f161" officeooo:paragraph-rsid="0014f161"/>
    </style:style>
    <style:style style:name="P7" style:family="paragraph" style:parent-style-name="Standard">
      <style:text-properties officeooo:rsid="0016e838" officeooo:paragraph-rsid="0016e838"/>
    </style:style>
    <style:style style:name="P8" style:family="paragraph" style:parent-style-name="Standard">
      <style:text-properties officeooo:rsid="001aa114" officeooo:paragraph-rsid="001aa114"/>
    </style:style>
    <style:style style:name="P9" style:family="paragraph" style:parent-style-name="Standard">
      <style:text-properties officeooo:rsid="00138089" officeooo:paragraph-rsid="00138089"/>
    </style:style>
    <style:style style:name="T1" style:family="text">
      <style:text-properties officeooo:rsid="0012c0c3"/>
    </style:style>
    <style:style style:name="T2" style:family="text">
      <style:text-properties officeooo:rsid="00138089"/>
    </style:style>
    <style:style style:name="T3" style:family="text">
      <style:text-properties officeooo:rsid="001520dd"/>
    </style:style>
    <style:style style:name="T4" style:family="text">
      <style:text-properties officeooo:rsid="0018808a"/>
    </style:style>
    <style:style style:name="T5" style:family="text">
      <style:text-properties officeooo:rsid="001b7929"/>
    </style:style>
    <style:style style:name="T6" style:family="text">
      <style:text-properties officeooo:rsid="001be8ff"/>
    </style:style>
    <style:style style:name="T7" style:family="text">
      <style:text-properties officeooo:rsid="001d53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Νείρος Κωνσταντίνος Α.Μ. 2503</text:p>
      <text:p text:style-name="P1">Παπαγιάννη Ιωάννα Α.Μ. 2790</text:p>
      <text:p text:style-name="P1"/>
      <text:p text:style-name="P3">Εργαστήριο 1</text:p>
      <text:p text:style-name="P1"/>
      <text:p text:style-name="P1">Το παρόν εργαστήριο αφορά την υλοποίηση ενός <text:s/>απλού πολυνηματικού διακομιστή αποθήκευσης ζεύγων κλειδιού τιμής. Η προσέγγιση που ακολουθείται είναι αυτή του πελάτη διακομιστή. Υπάρχει ο διακομιστή ο οποίο περιμένει συνδέσεις μέσω socket από πελάτες. Όταν γίνει η σύνδεση ο διακομιστής ανακτά την αίτηση, την εξυπηρετεί και απαντάει μέσω του ίδιου socket στον πελάτη. </text:p>
      <text:p text:style-name="P2"/>
      <text:p text:style-name="P1">Ο διακομιστής χειρίζεται τις αιτήσεις με την βοήθεια μιας κυκλικής ουράς. Η ουρά δηλώνεται</text:p>
      <text:p text:style-name="P1">struct queue {</text:p>
      <text:p text:style-name="P1"><text:s text:c="4"/>int connectionFd;</text:p>
      <text:p text:style-name="P1"><text:s text:c="4"/>struct timeval startTime;</text:p>
      <text:p text:style-name="P1">};</text:p>
      <text:p text:style-name="P1"/>
      <text:p text:style-name="P1">int head, tail;</text:p>
      <text:p text:style-name="P1">struct queue Queue[QUEUE_SIZE];</text:p>
      <text:p text:style-name="P1"/>
      <text:p text:style-name="P1">όπου το head και το tail δείχνουν στην κεφαλή και στο τέλος της ουράς. Η εισαγωγή και διαγραφή στοιχείων γίνεται με τις συναρτήσεις: </text:p>
      <text:p text:style-name="P1"/>
      <text:p text:style-name="P1">void enqueue(struct queue request)</text:p>
      <text:p text:style-name="P1">struct queue dequeue()</text:p>
      <text:p text:style-name="P1"/>
      <text:p text:style-name="P1">ενώ οι </text:p>
      <text:p text:style-name="P1">int isEmpty()</text:p>
      <text:p text:style-name="P1">int isFull()</text:p>
      <text:p text:style-name="P1"/>
      <text:p text:style-name="P1">ελέγχουν εάν η ουρά είναι άδεια ή γεμάτη. </text:p>
      <text:p text:style-name="P1"/>
      <text:p text:style-name="P1">Η ουρά είναι κυκλική γιατί αλλιώς δεν θα γινόταν να αποθηκευθούν πολλές αιτήσεις δεδομένου ότι είναι σταθερού μεγέθους. </text:p>
      <text:p text:style-name="P1">Η εισαγωγή στοιχείων στην ουρά γίνεται από ένα νήμα παραγωγού ενώ η εξαγωγή από πολλά νήματα καταναλωτή. <text:span text:style-name="T1">Τα νήματα αυτά δημιουργούνται στην αρχή του προγράμματος</text:span></text:p>
      <text:p text:style-name="P1"/>
      <text:p text:style-name="P4">Το νήμα καταναλωτή εκτελεί την συνάρτηση producer(). Στην αρχή φτιάχνει τις κατάλληλες δομές για να μπορεί να συνδεθεί κάποιος πελάτης σε αυτόν μέσω socket. Στη συνέχεια δημιουργεί/ανοίγει την KISSDB και μπαίνει σε ένα ατέρμονο βρόγχο όπου περιμένει συνδέσεις. Μόλις λάβει μια σύνδεση τότε την εισάγει στην ουρά. </text:p>
      <text:p text:style-name="P4">Τα νήματα παραγωγού ελέγχουν την ουρά και όταν δουν αίτηση τότε την βγάζουν από την ουρά και την εξυπηρετούν. Επίσης ενημερώνουν κατάλληλα τους χρόνους αναμονής και εξυπηρέτησης. Τέλος απαντάνε στον πελάτη μέσω του socket. </text:p>
      <text:p text:style-name="P4">Τόσο η ουρά όσο και οι μεταβλητές για τους χρόνους είναι κοινόχρηστες μεταβλητές. Αυτό σημαίνει πως για να γίνει η ενημέρωση/τροποποίηση τους πρέπει το νήμα να έχει στην κατοχή του ένα mutex. Για την ουρά αυτό είναι ο locker ενώ για τους χρόνους είναι το timeLocker. Για να πάρει κάποιος το mutex καλεί την συνάρτηση pthread_mutex_lock() ενώ για να τον αφήσει καλεί την pthread_mutex_unlock(). Επειδή η ουρά ενδέχεται να είναι άδεια ή γεμάτη τα αντίστοιχα νήματα δεν χρειάζεται να ελέγχουν συνεχώς την συνθήκη μέχρι να μπορέσουν να εξάγουν ή να εισάγουν αντίστοιχα. Για το λόγο αυτό <text:span text:style-name="T2">περιμένουν σε μία μεταβλητή συνθήκης μέχρι να αλλάξει η συνθήκη. Ο κώδικας που εκτελεί το νήμα παραγωγού είναι ο </text:span></text:p>
      <text:p text:style-name="P5"/>
      <text:p text:style-name="P5"><text:soft-page-break/>pthread_mutex_lock(&amp;locker);</text:p>
      <text:p text:style-name="P5"><text:s text:c="4"/>while(isFull() == 1){</text:p>
      <text:p text:style-name="P5"><text:s text:c="12"/>pthread_cond_wait(&amp;nonFullQueue, &amp;locker);</text:p>
      <text:p text:style-name="P5"><text:s text:c="4"/>}</text:p>
      <text:p text:style-name="P5"><text:s text:c="4"/>enqueue(request);</text:p>
      <text:p text:style-name="P5"><text:s text:c="4"/>pthread_cond_signal(&amp;nonEmptyQueue);</text:p>
      <text:p text:style-name="P5"><text:s text:c="4"/>pthread_mutex_unlock(&amp;locker);</text:p>
      <text:p text:style-name="P5"/>
      <text:p text:style-name="P5">ενώ για τα νήματα καταναλωτή είναι ο</text:p>
      <text:p text:style-name="P5"><text:s/>pthread_mutex_lock(&amp;locker);</text:p>
      <text:p text:style-name="P5"><text:s text:c="8"/>while(isEmpty() == 1){</text:p>
      <text:p text:style-name="P5"><text:s text:c="16"/>pthread_mutex_lock(&amp;flagLocker);</text:p>
      <text:p text:style-name="P5"><text:s text:c="16"/>if(flag == 1){</text:p>
      <text:p text:style-name="P5"><text:s text:c="20"/>pthread_mutex_unlock(&amp;locker);</text:p>
      <text:p text:style-name="P5"><text:s text:c="20"/>pthread_mutex_unlock(&amp;flagLocker);</text:p>
      <text:p text:style-name="P5"><text:s text:c="20"/>printf("eimai o %d kai termatizw \n",i);</text:p>
      <text:p text:style-name="P5"><text:s text:c="20"/>pthread_exit(NULL);</text:p>
      <text:p text:style-name="P5"><text:s text:c="16"/>}</text:p>
      <text:p text:style-name="P5"><text:s text:c="16"/>pthread_mutex_unlock(&amp;flagLocker);</text:p>
      <text:p text:style-name="P5"><text:s text:c="16"/>printf("Einai adeia %d\n",i);</text:p>
      <text:p text:style-name="P5"><text:s text:c="16"/>printf("Kselokarw %d\n",i);</text:p>
      <text:p text:style-name="P5"><text:s text:c="16"/>pthread_cond_wait(&amp;nonEmptyQueue, &amp;locker);</text:p>
      <text:p text:style-name="P5"><text:s text:c="16"/>//pthread_mutex_lock(&amp;locker);</text:p>
      <text:p text:style-name="P5"><text:s text:c="16"/>printf("Lokarw %d\n",i);</text:p>
      <text:p text:style-name="P5"/>
      <text:p text:style-name="P5"><text:s text:c="8"/>}</text:p>
      <text:p text:style-name="P5"><text:s text:c="8"/>request = dequeue();</text:p>
      <text:p text:style-name="P5"/>
      <text:p text:style-name="P5"><text:s text:c="8"/>pthread_cond_signal(&amp;nonFullQueue);</text:p>
      <text:p text:style-name="P5"><text:s text:c="8"/>pthread_mutex_unlock(&amp;locker);</text:p>
      <text:p text:style-name="P5"/>
      <text:p text:style-name="P6">Το νήμα παραγωγού ειδοποεί τα νήματα καταναλωτή όταν προσθέσει στην ουρά μία αίτηση. Τα νήματα καταναλωτή ειδοποιούν το νήμα παραγωγού όταν έχουν βγάλει μια αίτηση. <text:span text:style-name="T3">Τα νημάτα καταναλωτή ελέγχουν επιπλέον την κοινόχρηστη μεταβλητή flag. Η μεταβλητή αυτή δείχνει εάν πρέπει τα νήματα να τερματίσουν ή όχι. Στην πρώτη περίπτωση το νήμα καλεί την pthread_exit(). </text:span></text:p>
      <text:p text:style-name="P6"/>
      <text:p text:style-name="P7">Η μεταβλητή flag αλλάζει τιμή όταν ο χρήστης δώσει το σήμα SIGTSTP. Το σήμα αυτό αγνοείται από τα νήματα καταναλωτή και το χειρίζεται το νήμα παραγωγού. Τότε αλλάζει την τιμή της flag και περιμένει τα νήματα καταναλωτή να τερματίσουν. Στην συνέχεια τυπώνει τα ζητούμενα στατιστικά, <text:span text:style-name="T4">κλείνει την βάση και τερματίζει</text:span>. </text:p>
      <text:p text:style-name="P7"/>
      <text:p text:style-name="P8">Το πρόβλημα των αναγνωστών γραφέων λύνεται με την βοήθεια των μεταβλητών readerCount, <text:span text:style-name="T5">writing </text:span>και write<text:span text:style-name="T5">r</text:span>Count. Όταν έρχεται ένας αναγνώστης ελέγχει εάν υπάρχει κάποιος γραφέας είτε στην αναμονή είτε στην βάση μέσα. Στην <text:s/>περίπτωση αυτή περιμένει μέχρι να μην υπάρχουν γραφείς. Στην συνέχεια ενημερώνει την μεταβλητή readerCount και προχωράει στην βάση. Όταν τελειώσει ενημερώνει ξανά την readerCount <text:span text:style-name="T6">και στέλνει σε όλους σήμα να κοιτάξουν εαν μπορούν να μπουν στη βαση</text:span></text:p>
      <text:p text:style-name="P8">Οι γραφείς ενημερώνουν με την άφιξη τους την μεταβλητή writerCount <text:span text:style-name="T6">και την writing </text:span>και περιμένουν τους αναγνώστες που είναι ήδη μέσα στην βάση να τερματίσουν. Όταν γίνει αυτό κλειδώνουν την βάση ώστε να μπαίνει μόνο ένας αναγνώστης την φορά και να την αλλάζει. Όταν τελειώσει με την βάση ειδοποιεί ό<text:span text:style-name="T7">λους τους υπόλοιπους</text:span></text:p>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57:39.394495203</meta:creation-date>
    <dc:date>2018-03-28T11:52:31.752594314</dc:date>
    <meta:editing-duration>PT21M18S</meta:editing-duration>
    <meta:editing-cycles>10</meta:editing-cycles>
    <meta:generator>LibreOffice/5.1.6.2$Linux_X86_64 LibreOffice_project/10m0$Build-2</meta:generator>
    <meta:document-statistic meta:table-count="0" meta:image-count="0" meta:object-count="0" meta:page-count="3" meta:paragraph-count="54" meta:word-count="652" meta:character-count="4875" meta:non-whitespace-character-count="3960"/>
  </office:meta>
</office:document-meta>
</file>